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Ubuntu" svg:font-family="Ubuntu" style:font-adornments="Ligh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5976" officeooo:paragraph-rsid="001b5976"/>
    </style:style>
    <style:style style:name="P2" style:family="paragraph" style:parent-style-name="Standard">
      <style:text-properties officeooo:rsid="001b5976" officeooo:paragraph-rsid="00206bd6"/>
    </style:style>
    <style:style style:name="P3" style:family="paragraph" style:parent-style-name="Standard">
      <style:text-properties officeooo:rsid="001cc35c" officeooo:paragraph-rsid="001cc35c"/>
    </style:style>
    <style:style style:name="P4" style:family="paragraph" style:parent-style-name="Standard" style:list-style-name="L1">
      <style:text-properties officeooo:rsid="001cc35c" officeooo:paragraph-rsid="001cc35c"/>
    </style:style>
    <style:style style:name="P5" style:family="paragraph" style:parent-style-name="Standard" style:list-style-name="L1">
      <style:text-properties officeooo:rsid="001ea0bf" officeooo:paragraph-rsid="001ea0bf"/>
    </style:style>
    <style:style style:name="P6" style:family="paragraph" style:parent-style-name="Standard" style:list-style-name="L1">
      <style:text-properties officeooo:rsid="001ea0bf" officeooo:paragraph-rsid="0020a6b7"/>
    </style:style>
    <style:style style:name="P7" style:family="paragraph" style:parent-style-name="Standard" style:list-style-name="L1">
      <style:text-properties officeooo:rsid="0020a6b7" officeooo:paragraph-rsid="0020a6b7"/>
    </style:style>
    <style:style style:name="P8" style:family="paragraph" style:parent-style-name="Standard">
      <style:text-properties officeooo:rsid="002311f2" officeooo:paragraph-rsid="0023b8fa"/>
    </style:style>
    <style:style style:name="P9" style:family="paragraph" style:parent-style-name="Standard">
      <style:text-properties style:text-underline-style="solid" style:text-underline-width="auto" style:text-underline-color="font-color" officeooo:rsid="002311f2" officeooo:paragraph-rsid="002311f2"/>
    </style:style>
    <style:style style:name="P10" style:family="paragraph" style:parent-style-name="Standard">
      <style:text-properties officeooo:rsid="00206bd6" officeooo:paragraph-rsid="00232b70"/>
    </style:style>
    <style:style style:name="P11" style:family="paragraph" style:parent-style-name="Standard">
      <style:text-properties officeooo:rsid="00244be2" officeooo:paragraph-rsid="00244be2"/>
    </style:style>
    <style:style style:name="T1" style:family="text">
      <style:text-properties officeooo:rsid="001cc35c"/>
    </style:style>
    <style:style style:name="T2" style:family="text">
      <style:text-properties officeooo:rsid="0020a6b7"/>
    </style:style>
    <style:style style:name="T3" style:family="text">
      <style:text-properties officeooo:rsid="002311f2"/>
    </style:style>
    <style:style style:name="T4" style:family="text">
      <style:text-properties officeooo:rsid="00232b70"/>
    </style:style>
    <style:style style:name="T5" style:family="text">
      <style:text-properties officeooo:rsid="0023b8fa"/>
    </style:style>
    <text:list-style style:name="L1">
      <text:list-level-style-bullet text:level="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unti presentazione kickoff Marganai</text:p>
      <text:p text:style-name="P1"/>
      <text:p text:style-name="P9">Interessi comuni ed elementi di convergenza</text:p>
      <text:p text:style-name="P8">Il progetto ha come obiettivo generale quello di indagare le condizioni di sostenibilità ambientale e socio-cultural<text:span text:style-name="T4">e </text:span>delle utilizzazioni forestali <text:span text:style-name="T4">nel Marganai</text:span>. L’attività di monitoraggio <text:span text:style-name="T4">degli interventi selvicolturali</text:span> <text:span text:style-name="T4">si configura quindi come fase imprescindibile di lavoro, in piena convergenza con quanto previsto nello stesso processo di implementazione dei PFP per la Sardegna. Premetto infatti che</text:span> nell’ambito di una convenzione tra Forestas e Università degli Studi della <text:s/>Tuscia - Dipartimento per l’Innovazione nei Sistemi Biologici, Agroalimentari e Forestali (DIBAF) - è in fase di redazione il Piano Pluriennale di monitoraggio dei 13 Piani Forestali Particolareggiati delle Foreste Demaniali gestite da Forestas. <text:span text:style-name="T5">In particolare, l'impostazione delle azioni di monitoraggio degli interventi selvicolturali nel complesso del Marganai è già raggiunto una fase avanzata di progettazione. </text:span></text:p>
      <text:p text:style-name="P11">La convergenza tra gli obiettivi di progetto e gli aspetti considerati prioritari dall’ente gestore <text:span text:style-name="T3">si concretizza e si rende efficace grazie al fatto che il progetto </text:span>stesso<text:span text:style-name="T3"> </text:span>rappresenta lo spunto<text:span text:style-name="T3"> per dare avvio alla fase di implementazione </text:span>del monitoraggio dei soprassuoli di leccio ricadenti nei complessi forestali di Marganai,<text:span text:style-name="T3"> nella prospettiva di trasferire l'esperienza e la competenza acquisita agli operativi di Forestas.</text:span></text:p>
      <text:p text:style-name="P10"/>
      <text:p text:style-name="P10">Metto in evidenza che oltre al fatto di fornire lo spunto per dare gambe e operatività ai lavori di campo, il progetto è anche, se non soprattutto, un progetto di ricerca e in quanto tale … </text:p>
      <text:p text:style-name="P1"/>
      <text:p text:style-name="P2">Titolo</text:p>
      <text:p text:style-name="P2"><text:span text:style-name="T1">M</text:span>onitoraggio degli effetti della ceduazione nella compresa a ceduo del complesso del Marganai</text:p>
      <text:p text:style-name="P1"/>
      <text:p text:style-name="P3">Struttura</text:p>
      <text:list xml:id="list1690475886105651966" text:style-name="L1">
        <text:list-item>
          <text:p text:style-name="P4">il ruolo del monitoraggio nel progetto</text:p>
        </text:list-item>
        <text:list-item>
          <text:p text:style-name="P5">gli indicatori di monitoraggio e gli attributi</text:p>
        </text:list-item>
        <text:list-item>
          <text:p text:style-name="P6">il protocollo <text:span text:style-name="T2">e l’ipotesi di lavoro</text:span></text:p>
          <text:list>
            <text:list-item>
              <text:p text:style-name="P7">confronto tra opzioni gestionali diverse: ceduazione, evoluzione, possibilmente in condizioni stazionali confrontabili</text:p>
            </text:list-item>
          </text:list>
        </text:list-item>
        <text:list-item>
          <text:p text:style-name="P5">risultati attes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Ubuntu" svg:font-family="Ubuntu" style:font-adornments="Ligh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1:14:31.416323782</meta:creation-date>
    <dc:date>2018-03-26T15:36:18.779293859</dc:date>
    <meta:editing-duration>PT18M52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282" meta:character-count="1964" meta:non-whitespace-character-count="1697"/>
  </office:meta>
</office:document-meta>
</file>